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Pagina 3. 2.2 SD kaart is geen harde schijf imo</text:p>
      <text:p text:style-name="Standard">pagina 6 RS voor red oval . Minor typo</text:p>
      <text:p text:style-name="Standard">pagina 7: kan dan de orientatie BEPAALD WORDEN. Niet bepalen</text:p>
      <text:p text:style-name="Standard">figuur 5 getrokken? Ik zou genomen doen</text:p>
      <text:p text:style-name="Standard">mooie g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ut Vekemans</meta:initial-creator>
    <meta:creation-date>2014-03-06T14:05:16</meta:creation-date>
    <dc:date>2014-03-06T14:31:20</dc:date>
    <dc:creator>Wout Vekemans</dc:creator>
    <meta:editing-duration>PT6M31S</meta:editing-duration>
    <meta:editing-cycles>1</meta:editing-cycles>
    <meta:document-statistic meta:table-count="0" meta:image-count="0" meta:object-count="0" meta:page-count="1" meta:paragraph-count="5" meta:word-count="38" meta:character-count="194" meta:non-whitespace-character-count="160"/>
    <meta:generator>LibreOffice/3.5$Linux_X86_64 LibreOffice_project/350m1$Build-2</meta:generator>
  </office:meta>
</office:document-meta>
</file>